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6F000000DCF9DAA97DE0259318.jpg" manifest:media-type="image/jpeg"/>
  <manifest:file-entry manifest:full-path="Pictures/10000201000000C700000050A4FE907D3935821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3" svg:font-family="Calibri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212cm"/>
    </style:style>
    <style:style style:name="Tableau1.B" style:family="table-column">
      <style:table-column-properties style:column-width="11.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2.69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7.694cm"/>
    </style:style>
    <style:style style:name="Tableau1.4" style:family="table-row">
      <style:table-row-properties style:min-row-height="3.995cm"/>
    </style:style>
    <style:style style:name="Tableau1.5" style:family="table-row">
      <style:table-row-properties style:min-row-height="5.749cm"/>
    </style:style>
    <style:style style:name="Tableau1.6" style:family="table-row">
      <style:table-row-properties style:min-row-height="6.006cm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Calibri" fo:font-size="10pt" fo:language="fr" fo:country="FR" officeooo:rsid="002b7308" officeooo:paragraph-rsid="002b7308" style:font-name-asian="Calibri3" style:font-size-asian="10pt" style:font-name-complex="Calibri3" style:font-size-complex="10pt"/>
    </style:style>
    <style:style style:name="P2" style:family="paragraph" style:parent-style-name="Standard">
      <style:paragraph-properties fo:margin-top="0cm" fo:margin-bottom="0cm" loext:contextual-spacing="false"/>
      <style:text-properties fo:language="fr" fo:country="FR" officeooo:paragraph-rsid="00410c58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1" fo:font-size="12pt" fo:language="fr" fo:country="FR" fo:font-weight="normal" officeooo:paragraph-rsid="001ec0c8" style:font-name-asian="Calibri3" style:font-size-asian="12pt" style:font-weight-asian="normal" style:font-name-complex="Calibri3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1" fo:font-size="12pt" fo:language="fr" fo:country="FR" fo:font-weight="normal" officeooo:rsid="001ec0c8" officeooo:paragraph-rsid="001ec0c8" style:font-name-asian="Calibri3" style:font-size-asian="12pt" style:font-weight-asian="normal" style:font-name-complex="Calibri3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1" fo:font-size="12pt" fo:language="fr" fo:country="FR" fo:font-weight="normal" officeooo:rsid="001ec0c8" officeooo:paragraph-rsid="002b7308" style:font-name-asian="Calibri3" style:font-size-asian="12pt" style:font-weight-asian="normal" style:font-name-complex="Calibri3" style:font-size-complex="12pt" style:font-weight-complex="normal"/>
    </style:style>
    <style:style style:name="P6" style:family="paragraph" style:parent-style-name="Standard">
      <style:text-properties fo:font-size="14pt" fo:font-weight="bold" officeooo:paragraph-rsid="001d6097" style:font-size-asian="14pt" style:font-weight-asian="bold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alibri1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libri1" fo:font-size="12pt" officeooo:paragraph-rsid="003d3b6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4pt" fo:language="fr" fo:country="FR" fo:font-weight="normal" officeooo:paragraph-rsid="001ec0c8" style:font-name-asian="Calibri3" style:font-size-asian="14pt" style:font-weight-asian="normal" style:font-name-complex="Calibri3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1" fo:font-size="15pt" officeooo:paragraph-rsid="001ec0c8" style:font-size-asian="15pt" style:font-size-complex="15pt"/>
    </style:style>
    <style:style style:name="P11" style:family="paragraph" style:parent-style-name="Standard">
      <style:text-properties fo:language="fr" fo:country="FR"/>
    </style:style>
    <style:style style:name="P12" style:family="paragraph" style:parent-style-name="Standard">
      <style:text-properties fo:language="fr" fo:country="FR" officeooo:rsid="002c41b3"/>
    </style:style>
    <style:style style:name="P13" style:family="paragraph" style:parent-style-name="Table_20_Contents">
      <style:paragraph-properties fo:text-align="justify" style:justify-single-word="false"/>
      <style:text-properties style:font-name="Calibri1" fo:font-size="12pt" officeooo:rsid="00224883" officeooo:paragraph-rsid="002f21ea" style:font-name-asian="Calibri3" style:font-size-asian="12pt" style:font-name-complex="Calibri3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Calibri1" fo:font-size="12pt" officeooo:rsid="002f21ea" officeooo:paragraph-rsid="002f21ea" style:font-name-asian="Calibri3" style:font-size-asian="12pt" style:font-name-complex="Calibri3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Calibri1" fo:font-size="12pt" officeooo:rsid="002b7308" officeooo:paragraph-rsid="003d3b6e" style:font-name-asian="Calibri3" style:font-size-asian="12pt" style:font-name-complex="Calibri3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Calibri1" fo:font-size="12pt" officeooo:rsid="002cb284" officeooo:paragraph-rsid="003d3b6e" style:font-name-asian="Calibri3" style:font-size-asian="12pt" style:font-name-complex="Calibri3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Calibri1" fo:font-size="12pt" officeooo:rsid="003d3b6e" officeooo:paragraph-rsid="003d3b6e" style:font-name-asian="Calibri3" style:font-size-asian="12pt" style:font-name-complex="Calibri3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Calibri1" fo:font-size="12pt" officeooo:rsid="003d3b6e" officeooo:paragraph-rsid="00446015" style:font-name-asian="Calibri3" style:font-size-asian="12pt" style:font-name-complex="Calibri3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Calibri1" fo:font-size="12pt" officeooo:rsid="003d8f51" officeooo:paragraph-rsid="003d8f51" style:font-name-asian="Calibri3" style:font-size-asian="12pt" style:font-name-complex="Calibri3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Calibri1" fo:font-size="14pt" officeooo:rsid="001f389a" officeooo:paragraph-rsid="001f389a" style:font-name-asian="Calibri3" style:font-size-asian="14pt" style:font-name-complex="Calibri3" style:font-size-complex="14pt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1" fo:font-size="12pt" fo:language="fr" fo:country="FR" fo:font-weight="normal" officeooo:paragraph-rsid="001d6097" style:font-name-asian="Calibri3" style:font-size-asian="12pt" style:font-weight-asian="normal" style:font-name-complex="Calibri3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1" fo:font-size="12pt" fo:language="fr" fo:country="FR" fo:font-weight="normal" officeooo:rsid="001ec0c8" officeooo:paragraph-rsid="002b7308" style:font-name-asian="Calibri3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 fo:padding="0.074cm" fo:border-left="none" fo:border-right="none" fo:border-top="none" fo:border-bottom="0.06pt solid #000000" style:join-border="false"/>
      <style:text-properties style:font-name="Calibri2" fo:font-size="18pt" fo:language="fr" fo:country="FR" fo:font-weight="bold" officeooo:rsid="001ec0c8" officeooo:paragraph-rsid="001ec0c8" style:font-name-asian="Calibri3" style:font-size-asian="18pt" style:font-weight-asian="bold" style:font-name-complex="Calibri3" style:font-size-complex="18pt"/>
    </style:style>
    <style:style style:name="P24" style:family="paragraph" style:parent-style-name="Table_20_Contents">
      <style:paragraph-properties fo:text-align="justify" style:justify-single-word="false"/>
      <style:text-properties style:font-name="Calibri1" fo:font-size="12pt" officeooo:rsid="001f389a" officeooo:paragraph-rsid="0052c6b6" style:font-name-asian="Calibri3" style:font-size-asian="12pt" style:font-name-complex="Calibri3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Calibri1" fo:font-size="12pt" officeooo:rsid="002dd6f6" officeooo:paragraph-rsid="003d3b6e" style:font-name-asian="Calibri3" style:font-size-asian="12pt" style:font-name-complex="Calibri3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Calibri1" fo:font-size="12pt" officeooo:rsid="00224883" officeooo:paragraph-rsid="00595ec7" style:font-name-asian="Calibri3" style:font-size-asian="12pt" style:font-name-complex="Calibri3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Calibri1" fo:font-size="12pt" officeooo:rsid="003d8f51" officeooo:paragraph-rsid="003d8f51" style:font-name-asian="Calibri3" style:font-size-asian="12pt" style:font-name-complex="Calibri3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Calibri1" fo:font-size="12pt" officeooo:rsid="003d8f51" officeooo:paragraph-rsid="004c869a" style:font-name-asian="Calibri3" style:font-size-asian="12pt" style:font-name-complex="Calibri3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Calibri1" fo:font-size="12pt" officeooo:rsid="003d8f51" officeooo:paragraph-rsid="003d3b6e" style:font-name-asian="Calibri3" style:font-size-asian="12pt" style:font-name-complex="Calibri3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alibri" fo:font-size="9pt" style:font-name-asian="Calibri3" style:font-size-asian="9pt" style:font-name-complex="Calibri3" style:font-size-complex="9pt"/>
    </style:style>
    <style:style style:name="T3" style:family="text">
      <style:text-properties style:font-name="Calibri" fo:font-size="10pt" style:font-name-asian="Calibri3" style:font-size-asian="10pt" style:font-name-complex="Calibri3" style:font-size-complex="10pt"/>
    </style:style>
    <style:style style:name="T4" style:family="text">
      <style:text-properties style:font-name="Calibri" fo:font-size="10pt" officeooo:rsid="003d3b6e" style:font-name-asian="Calibri3" style:font-size-asian="10pt" style:font-name-complex="Calibri3" style:font-size-complex="10pt"/>
    </style:style>
    <style:style style:name="T5" style:family="text">
      <style:text-properties style:font-name="Calibri" fo:font-size="10pt" officeooo:rsid="001ec0c8" style:font-name-asian="Calibri3" style:font-size-asian="10pt" style:font-name-complex="Calibri3" style:font-size-complex="10pt"/>
    </style:style>
    <style:style style:name="T6" style:family="text">
      <style:text-properties style:font-name="Calibri" fo:font-size="10pt" officeooo:rsid="00568c96" style:font-name-asian="Calibri3" style:font-size-asian="10pt" style:font-name-complex="Calibri3" style:font-size-complex="10pt"/>
    </style:style>
    <style:style style:name="T7" style:family="text">
      <style:text-properties style:font-name="Calibri" fo:font-size="10pt" officeooo:rsid="0057df6a" style:font-name-asian="Calibri3" style:font-size-asian="10pt" style:font-name-complex="Calibri3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3d3b6e"/>
    </style:style>
    <style:style style:name="T10" style:family="text">
      <style:text-properties fo:language="fr" fo:country="FR" fo:font-weight="normal" style:font-name-asian="Calibri3" style:font-weight-asian="normal" style:font-name-complex="Calibri3" style:font-weight-complex="normal"/>
    </style:style>
    <style:style style:name="T11" style:family="text">
      <style:text-properties fo:language="fr" fo:country="FR" fo:font-weight="normal" officeooo:rsid="001ec0c8" style:font-name-asian="Calibri3" style:font-weight-asian="normal" style:font-name-complex="Calibri3" style:font-weight-complex="normal"/>
    </style:style>
    <style:style style:name="T12" style:family="text">
      <style:text-properties fo:language="fr" fo:country="FR" fo:font-weight="normal" officeooo:rsid="003d3b6e" style:font-name-asian="Calibri3" style:font-weight-asian="normal" style:font-name-complex="Calibri3" style:font-weight-complex="normal"/>
    </style:style>
    <style:style style:name="T13" style:family="text">
      <style:text-properties fo:language="fr" fo:country="FR" fo:font-weight="normal" officeooo:rsid="002c41b3" style:font-name-asian="Calibri3" style:font-weight-asian="normal" style:font-name-complex="Calibri3" style:font-weight-complex="normal"/>
    </style:style>
    <style:style style:name="T14" style:family="text">
      <style:text-properties fo:language="fr" fo:country="FR" fo:font-weight="normal" officeooo:rsid="004ea888" style:font-name-asian="Calibri3" style:font-weight-asian="normal" style:font-name-complex="Calibri3" style:font-weight-complex="normal"/>
    </style:style>
    <style:style style:name="T15" style:family="text">
      <style:text-properties fo:language="fr" fo:country="FR" fo:font-weight="normal" officeooo:rsid="003d3b6e" style:font-weight-asian="normal" style:font-weight-complex="normal"/>
    </style:style>
    <style:style style:name="T16" style:family="text">
      <style:text-properties fo:language="fr" fo:country="FR" fo:font-weight="normal" officeooo:rsid="0052c6b6" style:font-weight-asian="normal" style:font-weight-complex="normal"/>
    </style:style>
    <style:style style:name="T17" style:family="text">
      <style:text-properties fo:language="fr" fo:country="FR" fo:font-weight="normal" officeooo:rsid="0051a86a" style:font-weight-asian="normal" style:font-weight-complex="normal"/>
    </style:style>
    <style:style style:name="T18" style:family="text">
      <style:text-properties fo:language="fr" fo:country="FR" fo:font-weight="normal" officeooo:rsid="0054509f" style:font-weight-asian="normal" style:font-weight-complex="normal"/>
    </style:style>
    <style:style style:name="T19" style:family="text">
      <style:text-properties fo:language="fr" fo:country="FR" fo:font-weight="normal" officeooo:rsid="00557783" style:font-weight-asian="normal" style:font-weight-complex="normal"/>
    </style:style>
    <style:style style:name="T20" style:family="text">
      <style:text-properties officeooo:rsid="002b7308"/>
    </style:style>
    <style:style style:name="T21" style:family="text">
      <style:text-properties officeooo:rsid="001f389a"/>
    </style:style>
    <style:style style:name="T22" style:family="text">
      <style:text-properties officeooo:rsid="002c41b3"/>
    </style:style>
    <style:style style:name="T23" style:family="text">
      <style:text-properties officeooo:rsid="002cb284"/>
    </style:style>
    <style:style style:name="T24" style:family="text">
      <style:text-properties officeooo:rsid="002de0b0"/>
    </style:style>
    <style:style style:name="T25" style:family="text">
      <style:text-properties officeooo:rsid="002f21ea"/>
    </style:style>
    <style:style style:name="T26" style:family="text">
      <style:text-properties officeooo:rsid="003d8f51"/>
    </style:style>
    <style:style style:name="T27" style:family="text">
      <style:text-properties officeooo:rsid="003f8e94"/>
    </style:style>
    <style:style style:name="T28" style:family="text">
      <style:text-properties officeooo:rsid="00446015"/>
    </style:style>
    <style:style style:name="T29" style:family="text">
      <style:text-properties officeooo:rsid="0048c531"/>
    </style:style>
    <style:style style:name="T30" style:family="text">
      <style:text-properties officeooo:rsid="004a8a51"/>
    </style:style>
    <style:style style:name="T31" style:family="text">
      <style:text-properties officeooo:rsid="004c2ef8"/>
    </style:style>
    <style:style style:name="T32" style:family="text">
      <style:text-properties officeooo:rsid="004dcbc7"/>
    </style:style>
    <style:style style:name="T33" style:family="text">
      <style:text-properties officeooo:rsid="004ea888"/>
    </style:style>
    <style:style style:name="T34" style:family="text">
      <style:text-properties officeooo:rsid="004ed191"/>
    </style:style>
    <style:style style:name="T35" style:family="text">
      <style:text-properties officeooo:rsid="00500969"/>
    </style:style>
    <style:style style:name="T36" style:family="text">
      <style:text-properties officeooo:rsid="0051a86a"/>
    </style:style>
    <style:style style:name="T37" style:family="text">
      <style:text-properties officeooo:rsid="0052c6b6"/>
    </style:style>
    <style:style style:name="T38" style:family="text">
      <style:text-properties officeooo:rsid="00595ec7"/>
    </style:style>
    <style:style style:name="T39" style:family="text">
      <style:text-properties officeooo:rsid="005b1289"/>
    </style:style>
    <style:style style:name="T40" style:family="text">
      <style:text-properties officeooo:rsid="005c890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ompte rendu de la réunion d<text:span text:style-name="T32">es</text:span> sprint<text:span text:style-name="T32">s </text:span>n°<text:span text:style-name="T32">3 et 4</text:span></text:p>
      <text:p text:style-name="P6"/>
      <text:p text:style-name="P10"><text:span text:style-name="T10">Compte rendu de la réunion </text:span><text:span text:style-name="T11">de</text:span><text:span text:style-name="T14">s</text:span><text:span text:style-name="T11"> sprint</text:span><text:span text:style-name="T14">s</text:span><text:span text:style-name="T11"> n°</text:span><text:span text:style-name="T14">3 et 4</text:span>, tenue <text:span text:style-name="T33">à l’IUT de Valence</text:span> (<text:span text:style-name="T33">Valence, 26000</text:span><text:span text:style-name="T10">) le </text:span><text:span text:style-name="T14">vendredi</text:span><text:span text:style-name="T10"> </text:span><text:span text:style-name="T14">10</text:span><text:span text:style-name="T10"> </text:span><text:span text:style-name="T14">mars</text:span><text:span text:style-name="T10"> 201</text:span><text:span text:style-name="T11">7,</text:span><text:span text:style-name="T10"> de 1</text:span><text:span text:style-name="T11">4</text:span><text:span text:style-name="T10">h</text:span><text:span text:style-name="T14">50</text:span><text:span text:style-name="T10"> à 1</text:span><text:span text:style-name="T11">5</text:span><text:span text:style-name="T10">h</text:span><text:span text:style-name="T14">45</text:span><text:span text:style-name="T10">.</text:span></text:p>
      <text:p text:style-name="P9"/>
      <text:p text:style-name="P21">Sont présents : <text:tab/>MM. Serge <text:span text:style-name="T22">Massot</text:span> (Directeur technique chez TMM),</text:p>
      <text:p text:style-name="P21"><text:tab/><text:tab/><text:tab/><text:span text:style-name="T34">Damien Genthial (Professeur tuteur du projet),</text:span></text:p>
      <text:p text:style-name="P7"><text:tab/><text:tab/><text:tab/>Valentin <text:span text:style-name="T22">Lefeuvre</text:span>,</text:p>
      <text:p text:style-name="P7"><text:tab/><text:tab/><text:tab/>Julien <text:span text:style-name="T22">Henrion</text:span>,</text:p>
      <text:p text:style-name="P7"><text:tab/><text:tab/><text:tab/>Dylan <text:span text:style-name="T22">Fayant,</text:span></text:p>
      <text:p text:style-name="P8"><text:tab/><text:tab/><text:tab/><text:span text:style-name="T10">Simon </text:span><text:span text:style-name="T13">Fo</text:span><text:span text:style-name="T12">ë</text:span><text:span text:style-name="T13">x</text:span><text:span text:style-name="T10">. <text:tab/><text:tab/></text:span></text:p>
      <text:p text:style-name="P3"/>
      <text:p text:style-name="P5">La réunion de fin de sprint<text:span text:style-name="T35">s</text:span> avait pour but de<text:span text:style-name="T9">: </text:span></text:p>
      <text:p text:style-name="P5">- <text:span text:style-name="T9">présenter l'état d'avancement à la fin du sprint n°4</text:span></text:p>
      <text:p text:style-name="P5">- <text:span text:style-name="T36">effectuer une démonstration des différentes composantes de l’application</text:span></text:p>
      <text:p text:style-name="P5">- <text:span text:style-name="T9">présenter le contenu du sprint n°5</text:span></text:p>
      <text:p text:style-name="P5">- <text:span text:style-name="T39">rapporter les problématiques rencontrées au cours du projet</text:span></text:p>
      <text:p text:style-name="P5">- <text:span text:style-name="T40">parler de l’ « après-projet ».</text:span>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Ordre du jour</text:p>
          </table:table-cell>
          <table:table-cell table:style-name="Tableau1.B1" office:value-type="string">
            <text:p text:style-name="P20">Résumé des discussions</text:p>
          </table:table-cell>
        </table:table-row>
        <table:table-row table:style-name="Tableau1.2">
          <table:table-cell table:style-name="Tableau1.A2" office:value-type="string">
            <text:p text:style-name="P15">1<text:span text:style-name="T21"> – Présentation de </text:span><text:span text:style-name="T15">l'état d'avancement à la fin du sprint n°</text:span><text:span text:style-name="T16">4</text:span></text:p>
          </table:table-cell>
          <table:table-cell table:style-name="Tableau1.B2" office:value-type="string">
            <text:p text:style-name="P18"/>
          </table:table-cell>
        </table:table-row>
        <table:table-row table:style-name="Tableau1.3">
          <table:table-cell table:style-name="Tableau1.A2" office:value-type="string">
            <text:p text:style-name="P24"><text:span text:style-name="T20">2</text:span> – <text:span text:style-name="T37">D</text:span><text:span text:style-name="T17">émonstration des différentes composantes de l’application</text:span></text:p>
          </table:table-cell>
          <table:table-cell table:style-name="Tableau1.B2" office:value-type="string">
            <text:p text:style-name="P29"/>
          </table:table-cell>
        </table:table-row>
        <text:soft-page-break/>
        <table:table-row table:style-name="Tableau1.4">
          <table:table-cell table:style-name="Tableau1.A2" office:value-type="string">
            <text:p text:style-name="P16">3<text:span text:style-name="T21"> – </text:span><text:span text:style-name="T16">Présentation du contenu du sprint 5</text:span></text:p>
          </table:table-cell>
          <table:table-cell table:style-name="Tableau1.B2" office:value-type="string">
            <text:p text:style-name="P19"/>
          </table:table-cell>
        </table:table-row>
        <table:table-row table:style-name="Tableau1.5">
          <table:table-cell table:style-name="Tableau1.A2" office:value-type="string">
            <text:p text:style-name="P25"><text:span text:style-name="T24">4 – Discutions</text:span><text:span text:style-name="T18"> à propos </text:span><text:span text:style-name="T19">des problématiques rencontrées au cours du projet</text:span></text:p>
          </table:table-cell>
          <table:table-cell table:style-name="Tableau1.B2" office:value-type="string">
            <text:p text:style-name="P19"/>
          </table:table-cell>
        </table:table-row>
        <table:table-row table:style-name="Tableau1.6">
          <table:table-cell table:style-name="Tableau1.A2" office:value-type="string">
            <text:p text:style-name="P26"><text:span text:style-name="T38">5 – Discutions à propos de l’ « après-projet »</text:span></text:p>
          </table:table-cell>
          <table:table-cell table:style-name="Tableau1.B2" office:value-type="string">
            <text:p text:style-name="P19"/>
          </table:table-cell>
        </table:table-row>
        <table:table-row table:style-name="Tableau1.6">
          <table:table-cell table:style-name="Tableau1.A2" office:value-type="string">
            <text:p text:style-name="P13"><text:span text:style-name="T38">6 – </text:span>Retour<text:span text:style-name="T23">s</text:span> et conseils donnés par <text:span text:style-name="T25">m</text:span>onsieur <text:span text:style-name="T25">Massot et monsieur Genthial</text:span>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4"><text:span text:style-name="T38">7</text:span> – Compléments</text:p>
          </table:table-cell>
          <table:table-cell table:style-name="Tableau1.B2" office:value-type="string">
            <text:p text:style-name="P28"/>
          </table:table-cell>
        </table:table-row>
      </table:table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3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orizontal_20_Line" style:display-name="Horizontal Line" style:family="paragraph" style:parent-style-name="Standard" style:auto-update="true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style:text-underline-style="none"/>
    </style:style>
    <style:style style:name="ListLabel_20_20" style:display-name="ListLabel 20" style:family="text">
      <style:text-properties style:font-name="Calibri" fo:font-family="Calibri" style:font-family-generic="roman" style:font-pitch="variable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Calibri" fo:font-size="10pt" fo:language="fr" fo:country="FR" officeooo:rsid="002b7308" officeooo:paragraph-rsid="002b7308" style:font-name-asian="Calibri3" style:font-size-asian="10pt" style:font-name-complex="Calibri3" style:font-size-complex="10pt"/>
    </style:style>
    <style:style style:name="MP2" style:family="paragraph" style:parent-style-name="Standard">
      <style:paragraph-properties fo:margin-top="0cm" fo:margin-bottom="0cm" loext:contextual-spacing="false"/>
      <style:text-properties fo:language="fr" fo:country="FR" officeooo:paragraph-rsid="00410c58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Calibri" fo:font-size="9pt" style:font-name-asian="Calibri3" style:font-size-asian="9pt" style:font-name-complex="Calibri3" style:font-size-complex="9pt"/>
    </style:style>
    <style:style style:name="MT3" style:family="text">
      <style:text-properties style:font-name="Calibri" fo:font-size="10pt" style:font-name-asian="Calibri3" style:font-size-asian="10pt" style:font-name-complex="Calibri3" style:font-size-complex="10pt"/>
    </style:style>
    <style:style style:name="MT4" style:family="text">
      <style:text-properties style:font-name="Calibri" fo:font-size="10pt" officeooo:rsid="00568c96" style:font-name-asian="Calibri3" style:font-size-asian="10pt" style:font-name-complex="Calibri3" style:font-size-complex="10pt"/>
    </style:style>
    <style:style style:name="MT5" style:family="text">
      <style:text-properties style:font-name="Calibri" fo:font-size="10pt" officeooo:rsid="0057df6a" style:font-name-asian="Calibri3" style:font-size-asian="10pt" style:font-name-complex="Calibri3" style:font-size-complex="10pt"/>
    </style:style>
    <style:style style:name="MT6" style:family="text">
      <style:text-properties style:font-name="Calibri" fo:font-size="10pt" officeooo:rsid="001ec0c8" style:font-name-asian="Calibri3" style:font-size-asian="10pt" style:font-name-complex="Calibri3" style:font-size-complex="10pt"/>
    </style:style>
    <style:style style:name="MT7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998cm" fo:margin-right="1.998cm" fo:background-color="#ffffff" style:writing-mode="lr-tb" style:layout-grid-color="#c0c0c0" style:layout-grid-lines="25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401cm" fo:margin-left="0cm" fo:margin-right="0cm" fo:margin-bottom="1.3cm" fo:background-color="transparent" style:dynamic-spacing="true" draw:fill="none" draw:fill-color="#729fcf"/>
      </style:header-style>
      <style:footer-style>
        <style:header-footer-properties fo:min-height="0.728cm" fo:margin-left="0cm" fo:margin-right="0cm" fo:margin-top="0.628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305cm" svg:y="-0.66cm" svg:width="3.824cm" svg:height="1.538cm" draw:z-index="3"><draw:image xlink:href="Pictures/10000201000000C700000050A4FE907D39358214.png" xlink:type="simple" xlink:show="embed" xlink:actuate="onLoad"/></draw:frame><draw:frame draw:style-name="Mfr2" draw:name="Image1" text:anchor-type="paragraph" svg:x="14.058cm" svg:y="-0.589cm" svg:width="2.422cm" svg:height="1.462cm" draw:z-index="1"><draw:image xlink:href="Pictures/100000000000016F000000DCF9DAA97DE0259318.jpg" xlink:type="simple" xlink:show="embed" xlink:actuate="onLoad"/></draw:frame>Compte rendu de réunion</text:p>
      </style:header>
      <style:footer>
        <text:p text:style-name="MP2"><text:span text:style-name="MT1"><text:s/><text:tab/><text:tab/></text:span><text:span text:style-name="MT2"><text:tab/></text:span><text:span text:style-name="MT3"><text:tab/><text:tab/><text:tab/><text:tab/><text:tab/><text:tab/><text:tab/><text:tab/> <text:s text:c="28"/>Auteur : </text:span><text:span text:style-name="MT4">Dylan FAYANT</text:span><text:span text:style-name="MT3"><text:tab/><text:tab/><text:tab/> <text:s text:c="22"/>IUT Valence <text:tab/><text:tab/> <text:s text:c="26"/>Projets tutorés 2016-17 mis à jour le : </text:span><text:span text:style-name="MT5">17</text:span><text:span text:style-name="MT3">/</text:span><text:span text:style-name="MT6">0</text:span><text:span text:style-name="MT5">3</text:span><text:span text:style-name="MT3">/201</text:span><text:span text:style-name="MT6">7</text:span><text:span text:style-name="MT3"><text:tab/><text:tab/><text:tab/> <text:s text:c="23"/>Version 2.1<text:tab/><text:tab/> <text:s text:c="23"/>P7 - Client SNMP Android<text:tab/><text:tab/><text:tab/><text:tab/><text:tab/><text:tab/><text:tab/><text:tab/><text:tab/><text:tab/><text:tab/><text:tab/> <text:s text:c="14"/></text:span><text:span text:style-name="MT7"><text:page-number text:select-page="current">2</text:page-number></text:span><text:span text:style-name="MT7">/</text:span><text:span text:style-name="MT7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17T16:08:45.686038599</dc:date>
    <meta:editing-duration>PT2H13M55S</meta:editing-duration>
    <meta:editing-cycles>41</meta:editing-cycles>
    <meta:document-statistic meta:table-count="1" meta:image-count="2" meta:object-count="0" meta:page-count="2" meta:paragraph-count="25" meta:word-count="203" meta:character-count="1395" meta:non-whitespace-character-count="1018"/>
  </office:meta>
</office:document-meta>
</file>